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61cm" fo:min-width="4.3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1.261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0.328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</style:style>
    <style:style style:name="gr5" style:family="graphic" style:parent-style-name="standard">
      <style:graphic-properties draw:stroke="none" svg:stroke-color="#000000" draw:fill="none" draw:fill-color="#ffffff" fo:min-height="1.183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1.972cm" fo:min-width="4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3cm"/>
    </style:style>
    <style:style style:name="gr8" style:family="graphic" style:parent-style-name="standard">
      <style:graphic-properties draw:stroke="none" svg:stroke-color="#000000" draw:fill="none" draw:fill-color="#ffffff" fo:min-height="1.577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3.147cm" fo:min-width="4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46cm"/>
    </style:style>
    <style:style style:name="gr12" style:family="graphic" style:parent-style-name="standard">
      <style:graphic-properties draw:stroke="none" svg:stroke-color="#000000" draw:fill="none" draw:fill-color="#ffffff" fo:min-height="2.7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4.3cm"/>
    </style:style>
    <style:style style:name="gr16" style:family="graphic" style:parent-style-name="standard">
      <style:graphic-properties draw:fill-color="#f58220" draw:textarea-horizontal-align="justify" draw:textarea-vertical-align="middle" draw:auto-grow-height="false" fo:min-height="0.858cm" fo:min-width="4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19" style:family="graphic" style:parent-style-name="standard">
      <style:graphic-properties draw:textarea-horizontal-align="justify" draw:textarea-vertical-align="middle" draw:auto-grow-height="false" fo:min-height="1.961cm" fo:min-width="4.3cm"/>
    </style:style>
    <style:style style:name="gr20" style:family="graphic" style:parent-style-name="standard">
      <style:graphic-properties draw:fill-color="#f58220" draw:textarea-horizontal-align="justify" draw:textarea-vertical-align="middle" draw:auto-grow-height="false" fo:min-height="2.047cm" fo:min-width="4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22" style:family="graphic" style:parent-style-name="standard">
      <style:graphic-properties draw:stroke="none" svg:stroke-color="#000000" draw:fill="none" draw:fill-color="#ffffff" fo:min-height="2.36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1.511cm" svg:x="23.2cm" svg:y="1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cm" svg:height="1.511cm" svg:x="23.2cm" svg:y="9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cm" svg:height="0.578cm" svg:x="23.2cm" svg:y="8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848cm" svg:height="0.725cm" svg:x="24.7cm" svg:y="8.7cm">
          <draw:text-box>
            <text:p><text:span text:style-name="T1">Cidad</text:span><text:span text:style-name="T1">e</text:span></text:p>
          </draw:text-box>
        </draw:frame>
        <draw:frame draw:style-name="gr5" draw:text-style-name="P4" draw:layer="layout" svg:width="4.8cm" svg:height="1.433cm" svg:x="23.2cm" svg:y="9.325cm">
          <draw:text-box>
            <text:p><text:span text:style-name="T2">- paradas : </text:span><text:span text:style-name="T2">int</text:span></text:p>
            <text:p><text:span text:style-name="T3">- mapa : </text:span><text:span text:style-name="T3">int[paradas]</text:span><text:span text:style-name="T3">[paradas]</text:span></text:p>
          </draw:text-box>
        </draw:frame>
        <draw:g>
          <draw:custom-shape draw:style-name="gr1" draw:text-style-name="P1" draw:layer="layout" svg:width="4.8cm" svg:height="1.511cm" svg:x="12.8cm" svg:y="17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4.8cm" svg:height="2.222cm" svg:x="12.8cm" svg:y="14.9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0.578cm" svg:x="12.8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823cm" svg:height="0.725cm" svg:x="14.3cm" svg:y="14.375cm">
            <draw:text-box>
              <text:p><text:span text:style-name="T1">Cliente</text:span></text:p>
            </draw:text-box>
          </draw:frame>
          <draw:frame draw:style-name="gr8" draw:text-style-name="P4" draw:layer="layout" svg:width="4.2cm" svg:height="2.615cm" svg:x="12.8cm" svg:y="15cm">
            <draw:text-box>
              <text:p><text:span text:style-name="T2">- nome : String</text:span></text:p>
              <text:p><text:span text:style-name="T2">- ponto_partida : int</text:span></text:p>
              <text:p><text:span text:style-name="T2">- ponto_chegada : int</text:span></text:p>
              <text:p><text:span text:style-name="T2">- num_tentativas : int</text:span></text:p>
              <text:p><text:span text:style-name="T2">- atendido : boolean</text:span></text:p>
              <text:p><text:span text:style-name="T2"/></text:p>
            </draw:text-box>
          </draw:frame>
        </draw:g>
        <draw:custom-shape draw:style-name="gr9" draw:text-style-name="P1" draw:layer="layout" svg:width="4.8cm" svg:height="1.4cm" svg:x="12.9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4.8cm" svg:height="3.397cm" svg:x="12.9cm" svg:y="2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cm" svg:height="0.578cm" svg:x="12.9cm" svg:y="2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2.246cm" svg:height="0.725cm" svg:x="14cm" svg:y="2.1cm">
          <draw:text-box>
            <text:p><text:span text:style-name="T1">Motorista</text:span></text:p>
          </draw:text-box>
        </draw:frame>
        <draw:frame draw:style-name="gr12" draw:text-style-name="P4" draw:layer="layout" svg:width="4.9cm" svg:height="3.403cm" svg:x="12.9cm" svg:y="2.725cm">
          <draw:text-box>
            <text:p><text:span text:style-name="T2">- nome : String</text:span></text:p>
            <text:p><text:span text:style-name="T2">- posicao_inicial : int</text:span></text:p>
            <text:p><text:span text:style-name="T2">- taxa_cancelamento </text:span><text:span text:style-name="T2">: float</text:span></text:p>
            <text:p><text:span text:style-name="T2">- prob_cancelamento </text:span><text:span text:style-name="T2">: float</text:span></text:p>
            <text:p><text:span text:style-name="T2">- dinheiro: float</text:span></text:p>
            <text:p><text:span text:style-name="T2">- carro: Carro</text:span></text:p>
            <text:p><text:span text:style-name="T2">- ocupado : boolean</text:span></text:p>
            <text:p><text:span text:style-name="T2">- tarifa_por_km : </text:span><text:span text:style-name="T2">float </text:span></text:p>
          </draw:text-box>
        </draw:frame>
        <draw:g>
          <draw:custom-shape draw:style-name="gr1" draw:text-style-name="P1" draw:layer="layout" svg:width="4.8cm" svg:height="1.511cm" svg:x="23.2cm" svg:y="4.2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8cm" svg:height="1.511cm" svg:x="23.2cm" svg:y="2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0.578cm" svg:x="23.2cm" svg:y="2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3" draw:layer="layout" svg:width="1.56cm" svg:height="0.725cm" svg:x="24.7cm" svg:y="2.1cm">
            <draw:text-box>
              <text:p><text:span text:style-name="T1">Carro</text:span></text:p>
            </draw:text-box>
          </draw:frame>
          <draw:frame draw:style-name="gr14" draw:text-style-name="P4" draw:layer="layout" svg:width="4.2cm" svg:height="1.1cm" svg:x="23.2cm" svg:y="2.725cm">
            <draw:text-box>
              <text:p><text:span text:style-name="T2">- velocidade : float</text:span></text:p>
            </draw:text-box>
          </draw:frame>
        </draw:g>
        <draw:custom-shape draw:style-name="gr15" draw:text-style-name="P1" draw:layer="layout" svg:width="4.8cm" svg:height="3cm" svg:x="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1.108cm" svg:x="2cm" svg:y="15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cm" svg:height="0.578cm" svg:x="2cm" svg:y="14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2.602cm" svg:height="0.725cm" svg:x="3cm" svg:y="14.489cm">
          <draw:text-box>
            <text:p><text:span text:style-name="T1">Requisição</text:span></text:p>
          </draw:text-box>
        </draw:frame>
        <draw:frame draw:style-name="gr8" draw:text-style-name="P4" draw:layer="layout" svg:width="4.2cm" svg:height="1.827cm" svg:x="2cm" svg:y="15.114cm">
          <draw:text-box>
            <text:p><text:span text:style-name="T2">- id : long</text:span></text:p>
            <text:p><text:span text:style-name="T2">- cliente : Cliente</text:span></text:p>
            <text:p><text:span text:style-name="T2"/></text:p>
            <text:p><text:span text:style-name="T2"/></text:p>
          </draw:text-box>
        </draw:frame>
        <draw:g>
          <draw:custom-shape draw:style-name="gr1" draw:text-style-name="P1" draw:layer="layout" svg:width="4.8cm" svg:height="1.511cm" svg:x="23.2cm" svg:y="16.6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8cm" svg:height="1.511cm" svg:x="23.2cm" svg:y="15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0.578cm" svg:x="23.2cm" svg:y="14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3" draw:layer="layout" svg:width="1.776cm" svg:height="0.725cm" svg:x="24.7cm" svg:y="14.5cm">
            <draw:text-box>
              <text:p><text:span text:style-name="T1">Tempo</text:span></text:p>
            </draw:text-box>
          </draw:frame>
          <draw:frame draw:style-name="gr14" draw:text-style-name="P4" draw:layer="layout" svg:width="4.2cm" svg:height="1.1cm" svg:x="23.2cm" svg:y="15.125cm">
            <draw:text-box>
              <text:p><text:span text:style-name="T2">inicio_</text:span><text:span text:style-name="T2">simula</text:span><text:span text:style-name="T2">cao : </text:span><text:span text:style-name="T2">long</text:span></text:p>
              <text:p><text:span text:style-name="T2"/></text:p>
            </draw:text-box>
          </draw:frame>
        </draw:g>
        <draw:custom-shape draw:style-name="gr19" draw:text-style-name="P1" draw:layer="layout" svg:width="4.8cm" svg:height="2.211cm" svg:x="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8cm" svg:height="2.297cm" svg:x="2cm" svg:y="2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cm" svg:height="0.578cm" svg:x="2cm" svg:y="2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3" draw:layer="layout" svg:width="1.891cm" svg:height="0.725cm" svg:x="3.5cm" svg:y="2.2cm">
          <draw:text-box>
            <text:p><text:span text:style-name="T1">Corrida</text:span></text:p>
          </draw:text-box>
        </draw:frame>
        <draw:frame draw:style-name="gr22" draw:text-style-name="P4" draw:layer="layout" svg:width="4.6cm" svg:height="2.615cm" svg:x="2cm" svg:y="2.825cm">
          <draw:text-box>
            <text:p><text:span text:style-name="T2">- id : long</text:span></text:p>
            <text:p><text:span text:style-name="T2">- requisicao : </text:span><text:span text:style-name="T2">Requisicao</text:span></text:p>
            <text:p><text:span text:style-name="T2">- motorista : </text:span><text:span text:style-name="T2">Motorista</text:span></text:p>
            <text:p><text:span text:style-name="T2">- hora_saida : Tempo</text:span></text:p>
            <text:p><text:span text:style-name="T2">- hora_chegada : </text:span><text:span text:style-name="T2">Tempo</text:span></text:p>
            <text:p><text:span text:style-name="T2"/></text:p>
          </draw:text-box>
        </draw:frame>
        <draw:g>
          <draw:custom-shape draw:style-name="gr1" draw:text-style-name="P1" draw:layer="layout" svg:width="4.8cm" svg:height="1.511cm" svg:x="12.9cm" svg:y="10.8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8cm" svg:height="1.511cm" svg:x="12.9cm" svg:y="9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0.578cm" svg:x="12.9cm" svg:y="8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823cm" svg:height="0.725cm" svg:x="14.4cm" svg:y="8.7cm">
            <draw:text-box>
              <text:p><text:span text:style-name="T1">Uber</text:span></text:p>
            </draw:text-box>
          </draw:frame>
          <draw:frame draw:style-name="gr8" draw:text-style-name="P4" draw:layer="layout" svg:width="4.7cm" svg:height="1.827cm" svg:x="12.9cm" svg:y="9.325cm">
            <draw:text-box>
              <text:p><text:span text:style-name="T2">- </text:span><text:span text:style-name="T2">motoristas </text:span><text:span text:style-name="T2">: </text:span><text:span text:style-name="T2">Motorista[]</text:span></text:p>
              <text:p><text:span text:style-name="T2">- clientes : </text:span><text:span text:style-name="T2">Cliente[]</text:span></text:p>
              <text:p><text:span text:style-name="T2">- dinheiro : </text:span><text:span text:style-name="T2">float</text:span></text:p>
            </draw:text-box>
          </draw:frame>
        </draw:g>
        <draw:line draw:style-name="gr23" draw:text-style-name="P5" draw:layer="layout" svg:x1="15.2cm" svg:y1="7.5cm" svg:x2="15.2cm" svg:y2="8.7cm">
          <text:p/>
        </draw:line>
        <draw:custom-shape draw:style-name="gr24" draw:text-style-name="P6" draw:layer="layout" svg:width="0.4cm" svg:height="0.4cm" svg:x="15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15.2cm" svg:y1="12.3cm" svg:x2="15.2cm" svg:y2="14.4cm">
          <text:p/>
        </draw:line>
        <draw:custom-shape draw:style-name="gr24" draw:text-style-name="P6" draw:layer="layout" svg:width="0.4cm" svg:height="0.4cm" svg:x="15cm" svg:y="12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3" draw:text-style-name="P5" draw:layer="layout" svg:x1="4.2cm" svg:y1="7.3cm" svg:x2="4.2cm" svg:y2="14.5cm">
          <text:p/>
        </draw:line>
        <draw:line draw:style-name="gr23" draw:text-style-name="P5" draw:layer="layout" svg:x1="6.8cm" svg:y1="4.2cm" svg:x2="12.9cm" svg:y2="4.2cm">
          <text:p/>
        </draw:line>
        <draw:line draw:style-name="gr23" draw:text-style-name="P5" draw:layer="layout" svg:x1="17.7cm" svg:y1="3.8cm" svg:x2="23.2cm" svg:y2="3.8cm">
          <text:p/>
        </draw:line>
        <draw:line draw:style-name="gr23" draw:text-style-name="P5" draw:layer="layout" svg:x1="6.8cm" svg:y1="16cm" svg:x2="12.8cm" svg:y2="16cm">
          <text:p/>
        </draw:line>
        <draw:frame draw:style-name="gr25" draw:text-style-name="P7" draw:layer="layout" svg:width="4.591cm" svg:height="1.205cm" svg:x="12.937cm" svg:y="17.3cm">
          <draw:text-box>
            <text:p><text:span text:style-name="T4">+ chamarUber(cliente : </text:span><text:span text:style-name="T4">Cliente) :</text:span></text:p>
            <text:p><text:span text:style-name="T4"><text:s/></text:span><text:span text:style-name="T4">Corrida</text:span></text:p>
            <text:p><text:span text:style-name="T4"/></text:p>
          </draw:text-box>
        </draw:frame>
        <draw:frame draw:style-name="gr25" draw:text-style-name="P7" draw:layer="layout" svg:width="4.752cm" svg:height="0.887cm" svg:x="1.837cm" svg:y="16.3cm">
          <draw:text-box>
            <text:p><text:span text:style-name="T4">+ </text:span><text:span text:style-name="T4">acharMotorist</text:span><text:span text:style-name="T4">a(cliente : </text:span><text:span text:style-name="T4">Cliente)</text:span></text:p>
            <text:p><text:span text:style-name="T4"/></text:p>
          </draw:text-box>
        </draw:frame>
        <draw:frame draw:style-name="gr25" draw:text-style-name="P7" draw:layer="layout" svg:width="4.431cm" svg:height="1.205cm" svg:x="13cm" svg:y="6.2cm">
          <draw:text-box>
            <text:p><text:span text:style-name="T4">+ receberPagamento()</text:span></text:p>
            <text:p><text:span text:style-name="T4">+ aceitarRequisicao() : </text:span><text:span text:style-name="T4">boolean</text:span></text:p>
            <text:p><text:span text:style-name="T4">+ buscarCliente()</text:span></text:p>
          </draw:text-box>
        </draw:frame>
        <draw:frame draw:style-name="gr25" draw:text-style-name="P7" draw:layer="layout" svg:width="2.242cm" svg:height="0.569cm" svg:x="23.258cm" svg:y="4.4cm">
          <draw:text-box>
            <text:p><text:span text:style-name="T4">+ locomover()</text:span></text:p>
          </draw:text-box>
        </draw:frame>
        <draw:frame draw:style-name="gr25" draw:text-style-name="P7" draw:layer="layout" svg:width="2.492cm" svg:height="0.569cm" svg:x="13cm" svg:y="11.031cm">
          <draw:text-box>
            <text:p><text:span text:style-name="T4">+ receberTaxa()</text:span></text:p>
          </draw:text-box>
        </draw:frame>
        <draw:frame draw:style-name="gr25" draw:text-style-name="P7" draw:layer="layout" svg:width="4.79cm" svg:height="0.887cm" svg:x="23.262cm" svg:y="10.931cm">
          <draw:text-box>
            <text:p><text:span text:style-name="T4">+ acharMenorRota(pontoPartida : </text:span></text:p>
            <text:p><text:span text:style-name="T4">Int, pontoChegada : int) : float</text:span></text:p>
          </draw:text-box>
        </draw:frame>
        <draw:frame draw:style-name="gr25" draw:text-style-name="P7" draw:layer="layout" svg:width="1.912cm" svg:height="0.887cm" svg:x="1.9cm" svg:y="5.313cm">
          <draw:text-box>
            <text:p><text:span text:style-name="T4">+ iniciar()</text:span></text:p>
            <text:p><text:span text:style-name="T4">+ finaliza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31:25.715149550</meta:creation-date>
    <dc:date>2018-11-17T16:37:49.282962838</dc:date>
    <meta:editing-duration>PT6H54M11S</meta:editing-duration>
    <meta:editing-cycles>66</meta:editing-cycles>
    <meta:generator>LibreOffice/6.0.6.2$Linux_X86_64 LibreOffice_project/00m0$Build-2</meta:generator>
    <meta:document-statistic meta:object-count="59"/>
  </office:meta>
</office:document-meta>
</file>